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agments.getFrag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gments.getRea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gments.resetFrag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ragments.getFragmentsInUserOrd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ragments.matches( String [ ] 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Fragments.Fragments( CommandlineFragment [ ] fra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